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paragraph-properties fo:line-height="150%"/>
      <style:text-properties style:font-name="Arial" style:font-name-complex="Arial"/>
    </style:style>
    <style:style style:name="P100" style:parent-style-name="Standard" style:family="paragraph">
      <style:paragraph-properties fo:line-height="150%"/>
      <style:text-properties style:font-name="Arial" style:font-name-complex="Arial"/>
    </style:style>
    <style:style style:name="P101" style:parent-style-name="Standard" style:family="paragraph">
      <style:paragraph-properties fo:line-height="150%"/>
      <style:text-properties style:font-name="Arial" style:font-name-complex="Arial"/>
    </style:style>
    <style:style style:name="P102" style:parent-style-name="Standard" style:family="paragraph">
      <style:paragraph-properties fo:line-height="150%"/>
      <style:text-properties style:font-name="Arial" style:font-name-complex="Arial"/>
    </style:style>
    <style:style style:name="P103" style:parent-style-name="Standard" style:family="paragraph">
      <style:paragraph-properties fo:line-height="150%"/>
      <style:text-properties style:font-name="Arial" style:font-name-complex="Arial"/>
    </style:style>
    <style:style style:name="P104" style:parent-style-name="Standard" style:family="paragraph">
      <style:paragraph-properties fo:line-height="150%"/>
      <style:text-properties style:font-name="Arial" style:font-name-complex="Arial"/>
    </style:style>
    <style:style style:name="P105" style:parent-style-name="Standard" style:family="paragraph">
      <style:paragraph-properties fo:line-height="150%"/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MI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Normal">M-I- Oscar Rene Valadez Casillas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Normal"/>
            <text:p text:style-name="Normal">Fundamentos de programacion<text:s/>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  <text:p text:style-name="Normal">38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/>
            <text:p text:style-name="Normal"><text:s text:c="4"/>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/>
            <text:p text:style-name="Normal"><text:s/>Yeretzi Avila Gonzalez</text:p>
          </table:table-cell>
        </table:table-row>
        <table:table-row table:style-name="TableRow62">
          <table:table-cell table:style-name="TableCell63">
            <text:p text:style-name="P64">No. de Equipo de<text:s/>cómputo empleado: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  <text:p text:style-name="Normal">2021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/>
            <text:p text:style-name="Normal">15-10-20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P99"/>
      <text:p text:style-name="P100">PRACTICA 1</text:p>
      <text:p text:style-name="P101"/>
      <text:p text:style-name="P102">El profesor nos mostró herramientas de internet las cuales nos ayudan a realizar actividades de búsqueda más eficaces y específicas.</text:p>
      <text:p text:style-name="P103">La mayoría de ellas no las conocía y mucho menos las había ocupado,<text:s/>quedé fascinada por lo mucho que facilitan las cosas en búsqueda o actividad también muchos buscadores de los que mencionó nunca los había ocupado y ahora ya sé que funcionan cada uno para su cosa específica y que los puedo ocupar.</text:p>
      <text:p text:style-name="P104"/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yeret</dc:creator>
    <meta:creation-date>2020-10-16T00:10:00Z</meta:creation-date>
    <dc:date>2020-10-16T00:11:00Z</dc:date>
    <meta:template xlink:href="Normal" xlink:type="simple"/>
    <meta:editing-cycles>2</meta:editing-cycles>
    <meta:editing-duration>PT480S</meta:editing-duration>
    <meta:document-statistic meta:page-count="2" meta:paragraph-count="1" meta:word-count="142" meta:character-count="926" meta:row-count="6" meta:non-whitespace-character-count="785"/>
  </office:meta>
</office:document-meta>
</file>